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2514531780EFA77A.png" manifest:media-type="image/png"/>
  <manifest:file-entry manifest:full-path="Pictures/100002010000016A0000016BAF49B76F9972B25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 svg:font-family="Allura" style:font-pitch="variable"/>
    <style:font-face style:name="Allura3" svg:font-family="Allura" style:font-adornments="Bold Italic" style:font-pitch="variable"/>
    <style:font-face style:name="Allura2" svg:font-family="Allura" style:font-family-generic="roman" style:font-pitch="variable"/>
    <style:font-face style:name="Allura1"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729fcf"/>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58cm" fo:min-width="1.093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9"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10"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11"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2" style:family="graphic" style:parent-style-name="SpecialAbilities">
      <style:graphic-properties draw:textarea-horizontal-align="left" draw:textarea-vertical-align="top" draw:auto-grow-height="false" fo:min-height="3.937cm" fo:min-width="4.826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4"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pt" style:font-size-asian="10pt" style:font-size-complex="10pt"/>
    </style:style>
    <style:style style:name="P15" style:family="paragraph">
      <loext:graphic-properties draw:fill-color="#ffdbb6"/>
      <style:paragraph-properties fo:text-align="center" style:writing-mode="lr-tb"/>
      <style:text-properties fo:font-size="10pt" style:font-size-asian="10pt" style:font-size-complex="10pt"/>
    </style:style>
    <style:style style:name="P16" style:family="paragraph">
      <loext:graphic-properties draw:fill-color="#ffdbb6"/>
      <style:paragraph-properties fo:text-align="center" style:writing-mode="lr-tb"/>
      <style:text-properties fo:font-size="8pt" style:font-size-asian="8pt" style:font-size-complex="8pt"/>
    </style:style>
    <style:style style:name="P17" style:family="paragraph">
      <style:paragraph-properties fo:text-align="start" style:writing-mode="lr-tb"/>
      <style:text-properties fo:font-size="8pt" fo:font-weight="bold" style:font-size-asian="8pt" style:font-weight-asian="bold" style:font-size-complex="8pt" style:font-weight-complex="bold"/>
    </style:style>
    <style:style style:name="P18" style:family="paragraph">
      <style:paragraph-properties fo:text-align="center" style:writing-mode="lr-tb"/>
      <style:text-properties style:font-name="Liberation Sans Narrow" fo:font-size="6pt" fo:font-weight="bold" style:font-size-asian="11pt" style:font-size-complex="11pt"/>
    </style:style>
    <style:style style:name="P19"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0" style:family="paragraph">
      <loext:graphic-properties draw:fill="none"/>
      <style:paragraph-properties fo:text-align="center"/>
    </style:style>
    <style:style style:name="P21" style:family="paragraph">
      <style:paragraph-properties fo:margin-left="0cm" fo:margin-right="0cm" fo:margin-top="0cm" fo:margin-bottom="0cm" fo:line-height="100%" fo:text-align="center" fo:text-indent="0cm" style:writing-mode="lr-tb"/>
      <style:text-properties style:font-name="Allura"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10pt" style:font-size-asian="10pt" style:font-size-complex="10pt"/>
    </style:style>
    <style:style style:name="T5" style:family="text">
      <style:text-properties fo:font-size="8pt" style:font-size-asian="10pt" style:font-size-complex="10pt"/>
    </style:style>
    <style:style style:name="T6" style:family="text">
      <style:text-properties fo:font-size="8pt" fo:font-weight="normal" style:font-size-asian="8pt" style:font-weight-asian="normal" style:font-size-complex="8pt" style:font-weight-complex="normal"/>
    </style:style>
    <style:style style:name="T7" style:family="text">
      <style:text-properties style:font-name="Liberation Sans Narrow" fo:font-size="5.40000009536743pt" fo:font-weight="bold" style:font-size-asian="11pt" style:font-size-complex="11pt"/>
    </style:style>
    <style:style style:name="T8" style:family="text">
      <style:text-properties style:font-name="Allura"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2514531780EFA77A.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text:span text:style-name="T2">Conflagration follows in the path of this avenging Paladin. His sword work is furious, and his flames of ire unmerciful. While deadly to his enemies, Nicolas Zorn is equally dangerous to those who fight at this side. Because of this, Zorn’s path of righteous crusade is one he must walk alone. </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g>
          <draw:custom-shape draw:style-name="gr6" draw:text-style-name="P13" draw:layer="layout" svg:width="1.143cm" svg:height="0.508cm" svg:x="3.81cm" svg:y="0.889cm">
            <text:p text:style-name="P12"><text:span text:style-name="T5">Sword</text:span></text:p>
            <draw:enhanced-geometry svg:viewBox="0 0 21600 21600" draw:type="rectangle" draw:enhanced-path="M 0 0 L 21600 0 21600 21600 0 21600 0 0 Z N"/>
          </draw:custom-shape>
          <draw:custom-shape draw:style-name="gr6" draw:text-style-name="P13" draw:layer="layout" svg:width="1.143cm" svg:height="0.508cm" svg:x="6.096cm" svg:y="0.889cm">
            <text:p text:style-name="P12"><text:span text:style-name="T5">1”</text:span></text:p>
            <draw:enhanced-geometry svg:viewBox="0 0 21600 21600" draw:type="rectangle" draw:enhanced-path="M 0 0 L 21600 0 21600 21600 0 21600 0 0 Z N"/>
          </draw:custom-shape>
          <draw:custom-shape draw:style-name="gr6" draw:text-style-name="P13" draw:layer="layout" svg:width="1.143cm" svg:height="0.508cm" svg:x="7.239cm" svg:y="0.889cm">
            <text:p text:style-name="P12"><text:span text:style-name="T5">5(15)</text:span></text:p>
            <draw:enhanced-geometry svg:viewBox="0 0 21600 21600" draw:type="rectangle" draw:enhanced-path="M 0 0 L 21600 0 21600 21600 0 21600 0 0 Z N"/>
          </draw:custom-shape>
          <draw:custom-shape draw:style-name="gr7" draw:text-style-name="P13" draw:layer="layout" svg:width="1.524cm" svg:height="0.508cm" svg:x="8.382cm" svg:y="0.889cm">
            <text:p text:style-name="P12"><text:span text:style-name="T5">1d6(+1d4)</text:span></text:p>
            <draw:enhanced-geometry svg:viewBox="0 0 21600 21600" draw:type="rectangle" draw:enhanced-path="M 0 0 L 21600 0 21600 21600 0 21600 0 0 Z N"/>
          </draw:custom-shape>
          <draw:custom-shape draw:style-name="gr6" draw:text-style-name="P13" draw:layer="layout" svg:width="1.143cm" svg:height="0.508cm" svg:x="4.953cm" svg:y="0.889cm">
            <text:p text:style-name="P12"><text:span text:style-name="T5">1</text:span></text:p>
            <draw:enhanced-geometry svg:viewBox="0 0 21600 21600" draw:type="rectangle" draw:enhanced-path="M 0 0 L 21600 0 21600 21600 0 21600 0 0 Z N"/>
          </draw:custom-shape>
        </draw:g>
        <draw:custom-shape draw:style-name="gr8" draw:text-style-name="P14"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9" draw:text-style-name="P15"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10" draw:text-style-name="P6" draw:layer="layout" svg:width="1.524cm" svg:height="0.508cm" svg:x="3.81cm" svg:y="2.032cm">
                <text:p text:style-name="P5"><text:span text:style-name="T3">Defend</text:span></text:p>
                <draw:enhanced-geometry svg:viewBox="0 0 21600 21600" draw:type="rectangle" draw:enhanced-path="M 0 0 L 21600 0 21600 21600 0 21600 0 0 Z N"/>
              </draw:custom-shape>
              <draw:custom-shape draw:style-name="gr11" draw:text-style-name="P7" draw:layer="layout" svg:width="1.524cm" svg:height="0.508cm" svg:x="5.334cm" svg:y="2.032cm">
                <text:p text:style-name="P5"><text:span text:style-name="T3">Save</text:span></text:p>
                <draw:enhanced-geometry svg:viewBox="0 0 21600 21600" draw:type="rectangle" draw:enhanced-path="M 0 0 L 21600 0 21600 21600 0 21600 0 0 Z N"/>
              </draw:custom-shape>
              <draw:custom-shape draw:style-name="gr7" draw:text-style-name="P16" draw:layer="layout" svg:width="1.524cm" svg:height="0.508cm" svg:x="3.81cm" svg:y="2.54cm">
                <text:p text:style-name="P8"><text:span text:style-name="T2">Ranged</text:span></text:p>
                <draw:enhanced-geometry svg:viewBox="0 0 21600 21600" draw:type="rectangle" draw:enhanced-path="M 0 0 L 21600 0 21600 21600 0 21600 0 0 Z N"/>
              </draw:custom-shape>
              <draw:custom-shape draw:style-name="gr7" draw:text-style-name="P13" draw:layer="layout" svg:width="1.524cm" svg:height="0.508cm" svg:x="5.334cm" svg:y="2.54cm">
                <text:p text:style-name="P12"><text:span text:style-name="T5">17</text:span></text:p>
                <draw:enhanced-geometry svg:viewBox="0 0 21600 21600" draw:type="rectangle" draw:enhanced-path="M 0 0 L 21600 0 21600 21600 0 21600 0 0 Z N"/>
              </draw:custom-shape>
              <draw:custom-shape draw:style-name="gr7" draw:text-style-name="P16" draw:layer="layout" svg:width="1.524cm" svg:height="0.508cm" svg:x="3.81cm" svg:y="3.048cm">
                <text:p text:style-name="P8"><text:span text:style-name="T2">Melee</text:span></text:p>
                <draw:enhanced-geometry svg:viewBox="0 0 21600 21600" draw:type="rectangle" draw:enhanced-path="M 0 0 L 21600 0 21600 21600 0 21600 0 0 Z N"/>
              </draw:custom-shape>
              <draw:custom-shape draw:style-name="gr7" draw:text-style-name="P13" draw:layer="layout" svg:width="1.524cm" svg:height="0.508cm" svg:x="5.334cm" svg:y="3.048cm">
                <text:p text:style-name="P12"><text:span text:style-name="T5">15</text:span></text:p>
                <draw:enhanced-geometry svg:viewBox="0 0 21600 21600" draw:type="rectangle" draw:enhanced-path="M 0 0 L 21600 0 21600 21600 0 21600 0 0 Z N"/>
              </draw:custom-shape>
              <draw:custom-shape draw:style-name="gr7" draw:text-style-name="P16" draw:layer="layout" svg:width="1.524cm" svg:height="0.508cm" svg:x="3.81cm" svg:y="3.556cm">
                <text:p text:style-name="P8"><text:span text:style-name="T2">Magic</text:span></text:p>
                <draw:enhanced-geometry svg:viewBox="0 0 21600 21600" draw:type="rectangle" draw:enhanced-path="M 0 0 L 21600 0 21600 21600 0 21600 0 0 Z N"/>
              </draw:custom-shape>
            </draw:g>
            <draw:custom-shape draw:style-name="gr7" draw:text-style-name="P13" draw:layer="layout" svg:width="1.524cm" svg:height="0.508cm" svg:x="5.334cm" svg:y="3.556cm">
              <text:p text:style-name="P12"><text:span text:style-name="T5">14</text:span></text:p>
              <draw:enhanced-geometry svg:viewBox="0 0 21600 21600" draw:type="rectangle" draw:enhanced-path="M 0 0 L 21600 0 21600 21600 0 21600 0 0 Z N"/>
            </draw:custom-shape>
          </draw:g>
        </draw:g>
        <draw:custom-shape draw:style-name="gr12" draw:text-style-name="P17" draw:layer="layout" svg:width="5.334cm" svg:height="4.445cm" svg:x="6.985cm" svg:y="2.032cm">
          <text:p text:style-name="P17"><text:span text:style-name="T3">Purgation (P):</text:span></text:p>
          <text:p text:style-name="P17"><text:span text:style-name="T6">Any turn in which Nicolas Zorn takes damage, any unit within 6” of him must save against magic or take 2d4 damage. </text:span></text:p>
          <text:p text:style-name="P17"><text:span text:style-name="T6"/></text:p>
          <text:p text:style-name="P17"><text:span text:style-name="T6"/></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4"> </text:span></text:p>
          <draw:enhanced-geometry svg:viewBox="0 0 21600 21600" draw:type="rectangle" draw:enhanced-path="M 0 0 L 21600 0 21600 21600 0 21600 0 0 Z N"/>
        </draw:custom-shape>
        <draw:custom-shape draw:style-name="gr13" draw:text-style-name="P13" draw:layer="layout" svg:width="1.143cm" svg:height="0.508cm" svg:x="11.176cm" svg:y="0.889cm">
          <text:p text:style-name="P12"><text:span text:style-name="T5">1d8”</text:span></text:p>
          <draw:enhanced-geometry svg:viewBox="0 0 21600 21600" draw:type="rectangle" draw:enhanced-path="M 0 0 L 21600 0 21600 21600 0 21600 0 0 Z N"/>
        </draw:custom-shape>
        <draw:g>
          <draw:custom-shape draw:style-name="gr14" draw:text-style-name="P19" draw:layer="layout" svg:width="0.381cm" svg:height="0.381cm" svg:x="5.588cm" svg:y="6.604cm">
            <text:p text:style-name="P18"><text:span text:style-name="T7">1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5.207cm" svg:y="6.604cm">
            <text:p text:style-name="P18"><text:span text:style-name="T7">1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635cm" svg:y="6.604cm">
            <text:p text:style-name="P18"><text:span text:style-name="T7">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397cm" svg:y="6.604cm">
            <text:p text:style-name="P18"><text:span text:style-name="T7">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778cm" svg:y="6.604cm">
            <text:p text:style-name="P18"><text:span text:style-name="T7">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159cm" svg:y="6.604cm">
            <text:p text:style-name="P18"><text:span text:style-name="T7">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54cm" svg:y="6.604cm">
            <text:p text:style-name="P18"><text:span text:style-name="T7">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921cm" svg:y="6.604cm">
            <text:p text:style-name="P18"><text:span text:style-name="T7">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302cm" svg:y="6.604cm">
            <text:p text:style-name="P18"><text:span text:style-name="T7">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683cm" svg:y="6.604cm">
            <text:p text:style-name="P18"><text:span text:style-name="T7">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064cm" svg:y="6.604cm">
            <text:p text:style-name="P18"><text:span text:style-name="T7">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445cm" svg:y="6.604cm">
            <text:p text:style-name="P18"><text:span text:style-name="T7">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826cm" svg:y="6.604cm">
            <text:p text:style-name="P18"><text:span text:style-name="T7">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016cm" svg:y="6.604cm">
            <text:p text:style-name="P18"><text:span text:style-name="T7">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254cm" svg:y="6.604cm">
            <text:p text:style-name="P18"><text:span text:style-name="T7">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5.969cm" svg:y="6.604cm">
            <text:p text:style-name="P18"><text:span text:style-name="T7">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6.35cm" svg:y="6.604cm">
            <text:p text:style-name="P18"><text:span text:style-name="T7">1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6.731cm" svg:y="6.604cm">
            <text:p text:style-name="P18"><text:span text:style-name="T7">1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20" draw:layer="layout" svg:width="3.174cm" svg:height="3.183cm" svg:x="0.45cm" svg:y="0.441cm">
          <draw:image xlink:href="Pictures/100002010000016A0000016BAF49B76F9972B257.png" xlink:type="simple" xlink:show="embed" xlink:actuate="onLoad" loext:mime-type="image/png">
            <text:p/>
          </draw:image>
        </draw:frame>
        <draw:custom-shape draw:style-name="gr16" draw:text-style-name="P21" draw:layer="layout" svg:width="3.048cm" svg:height="1.016cm" svg:x="0.581cm" svg:y="3.121cm">
          <text:p text:style-name="P21"><text:span text:style-name="T8">Nicolas Zorn</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 svg:font-family="Allura" style:font-pitch="variable"/>
    <style:font-face style:name="Allura3" svg:font-family="Allura" style:font-adornments="Bold Italic" style:font-pitch="variable"/>
    <style:font-face style:name="Allura2" svg:font-family="Allura" style:font-family-generic="roman" style:font-pitch="variable"/>
    <style:font-face style:name="Allura1"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3"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9-12T18:44:30.646000000</meta:creation-date>
    <dc:date>2022-06-13T21:34:56.389000000</dc:date>
    <meta:editing-duration>PT21H50M25S</meta:editing-duration>
    <meta:editing-cycles>7</meta:editing-cycles>
    <meta:generator>LibreOffice/6.4.1.2$Windows_X86_64 LibreOffice_project/4d224e95b98b138af42a64d84056446d09082932</meta:generator>
    <meta:document-statistic meta:object-count="50"/>
  </office:meta>
</office:document-meta>
</file>